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Hindi1" svg:font-family="'Lohit Hindi'"/>
    <style:font-face style:name="OpenSymbol" svg:font-family="OpenSymbol, 'Arial Unicode MS'"/>
    <style:font-face style:name="Courier New" svg:font-family="'Courier New'" style:font-family-generic="modern"/>
    <style:font-face style:name="Droid Sans Fallback" svg:font-family="'Droid Sans Fallback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New York" svg:font-family="'New York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/>
    </style:style>
    <style:style style:name="P3" style:family="paragraph" style:parent-style-name="Standard">
      <style:text-properties style:font-name="Arial" fo:font-size="10pt" style:font-size-asian="10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5" style:family="paragraph" style:parent-style-name="Standard" style:list-style-name="WW8Num3">
      <style:text-properties style:font-name="Arial" fo:font-size="10pt" style:font-size-asian="10pt" style:font-name-complex="Arial"/>
    </style:style>
    <style:style style:name="P6" style:family="paragraph" style:parent-style-name="Standard">
      <style:paragraph-properties>
        <style:tab-stops>
          <style:tab-stop style:position="0.3752in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 style:list-style-name="WW8Num5">
      <style:paragraph-properties>
        <style:tab-stops>
          <style:tab-stop style:position="0.3752in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 style:list-style-name="WW8Num4">
      <style:text-properties style:font-name="Arial" fo:font-size="10pt" style:font-size-asian="10pt" style:font-name-complex="Arial"/>
    </style:style>
    <style:style style:name="P9" style:family="paragraph" style:parent-style-name="Standard" style:list-style-name="WW8Num6">
      <style:text-properties style:font-name="Arial" fo:font-size="10pt" style:font-size-asian="10pt" style:font-name-complex="Arial"/>
    </style:style>
    <style:style style:name="P10" style:family="paragraph" style:parent-style-name="Standard" style:list-style-name="WW8Num7">
      <style:text-properties style:font-name="Arial" fo:font-size="10pt" style:font-size-asian="10pt" style:font-name-complex="Arial"/>
    </style:style>
    <style:style style:name="P11" style:family="paragraph" style:parent-style-name="Standard" style:list-style-name="WW8Num7"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 style:list-style-name="WW8Num8">
      <style:text-properties style:font-name="Arial" fo:font-size="10pt" style:font-size-asian="10pt" style:font-name-complex="Arial"/>
    </style:style>
    <style:style style:name="P13" style:family="paragraph" style:parent-style-name="Standard" style:list-style-name="WW8Num1">
      <style:text-properties style:font-name="Arial" fo:font-size="10pt" fo:font-weight="normal" style:font-name-asian="Arial" style:font-size-asian="10pt" style:font-weight-asian="normal" style:font-name-complex="Arial" style:font-weight-complex="normal"/>
    </style:style>
    <style:style style:name="P14" style:family="paragraph" style:parent-style-name="Standard" style:list-style-name="WW8Num2">
      <style:text-properties style:font-name="Arial" fo:font-size="10pt" fo:font-weight="normal" style:font-name-asian="Arial" style:font-size-asian="10pt" style:font-weight-asian="normal" style:font-name-complex="Arial" style:font-weight-complex="normal"/>
    </style:style>
    <style:style style:name="P15" style:family="paragraph" style:parent-style-name="Standard">
      <style:text-properties style:font-name="Aria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name-complex="Arial"/>
    </style:style>
    <style:style style:name="P16" style:family="paragraph" style:parent-style-name="Standard">
      <style:text-properties style:font-name="Arial" fo:font-size="10pt" fo:font-style="normal" style:text-underline-style="none" fo:font-weight="bold" style:font-size-asian="10pt" style:font-style-asian="normal" style:font-weight-asian="bold" style:font-name-complex="Arial" style:font-size-complex="9pt" style:font-style-complex="normal"/>
    </style:style>
    <style:style style:name="P17" style:family="paragraph" style:parent-style-name="Standard" style:list-style-name="WW8Num9">
      <style:text-properties style:font-name="Arial" fo:font-size="10pt" fo:font-style="normal" style:text-underline-style="none" fo:font-weight="normal" style:font-size-asian="10pt" style:font-style-asian="normal" style:font-weight-asian="normal" style:font-name-complex="Arial" style:font-size-complex="9pt" style:font-style-complex="normal" style:font-weight-complex="normal"/>
    </style:style>
    <style:style style:name="P18" style:family="paragraph" style:parent-style-name="Standard">
      <style:text-properties style:font-name="Arial" fo:font-size="9pt" style:font-size-asian="9pt" style:font-name-complex="Arial" style:font-size-complex="9pt"/>
    </style:style>
    <style:style style:name="P19" style:family="paragraph" style:parent-style-name="Standard">
      <style:paragraph-properties fo:margin-left="1.5in" fo:margin-right="0in" fo:text-align="center" style:justify-single-word="false" fo:text-indent="-1.5in" style:auto-text-indent="false"/>
      <style:text-properties style:font-name="Arial" fo:font-size="10pt" fo:font-weight="bold" style:font-size-asian="10pt" style:font-weight-asian="bold" style:font-name-complex="Arial"/>
    </style:style>
    <style:style style:name="P20" style:family="paragraph" style:parent-style-name="Standard">
      <style:paragraph-properties fo:margin-left="1.5in" fo:margin-right="0in" fo:text-indent="-1.5in" style:auto-text-indent="false"/>
      <style:text-properties style:font-name="Arial" fo:font-size="10pt" style:font-size-asian="10pt" style:font-name-complex="Arial"/>
    </style:style>
    <style:style style:name="P21" style:family="paragraph" style:parent-style-name="Standard">
      <style:paragraph-properties fo:margin-left="1.5in" fo:margin-right="0in" fo:text-align="start" style:justify-single-word="false" fo:text-indent="-1.5in" style:auto-text-indent="false"/>
      <style:text-properties style:font-name="Arial" fo:font-size="10pt" style:font-size-asian="10pt" style:font-name-complex="Arial"/>
    </style:style>
    <style:style style:name="P22" style:family="paragraph" style:parent-style-name="Standard">
      <style:paragraph-properties fo:margin-left="1.5in" fo:margin-right="-0.8in" fo:text-indent="-1.5in" style:auto-text-indent="false"/>
    </style:style>
    <style:style style:name="P23" style:family="paragraph" style:parent-style-name="Standard">
      <style:paragraph-properties fo:margin-left="0.5in" fo:margin-right="0in" fo:text-indent="-0.5in" style:auto-text-indent="false"/>
    </style:style>
    <style:style style:name="P24" style:family="paragraph" style:parent-style-name="Standard">
      <style:paragraph-properties fo:margin-left="0.5in" fo:margin-right="0in" fo:text-indent="-0.5in" style:auto-text-indent="false"/>
      <style:text-properties style:font-name="Arial" fo:font-size="10pt" style:font-size-asian="10pt" style:font-name-complex="Arial"/>
    </style:style>
    <style:style style:name="P25" style:family="paragraph" style:parent-style-name="Standard">
      <style:paragraph-properties fo:margin-left="0.5in" fo:margin-right="0in" fo:text-indent="-0.5in" style:auto-text-indent="false">
        <style:tab-stops>
          <style:tab-stop style:position="0.3752in"/>
        </style:tab-stops>
      </style:paragraph-properties>
      <style:text-properties style:font-name="Arial" fo:font-size="10pt" style:font-size-asian="10pt" style:font-name-complex="Arial"/>
    </style:style>
    <style:style style:name="P26" style:family="paragraph" style:parent-style-name="Standard">
      <style:paragraph-properties fo:margin-left="0.5in" fo:margin-right="0in" fo:text-indent="-0.5in" style:auto-text-indent="false">
        <style:tab-stops>
          <style:tab-stop style:position="0.389in"/>
        </style:tab-stops>
      </style:paragraph-properties>
      <style:text-properties style:font-name="Arial" fo:font-size="10pt" style:font-size-asian="10pt" style:font-name-complex="Arial"/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style:font-name="Arial" fo:font-weight="bold" style:font-weight-asian="bold" style:font-name-complex="Arial"/>
    </style:style>
    <style:style style:name="T1" style:family="text">
      <style:text-properties fo:font-size="18pt" style:font-size-asian="18pt"/>
    </style:style>
    <style:style style:name="T2" style:family="text">
      <style:text-properties fo:font-size="13pt" style:font-size-asian="13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6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weight-complex="normal"/>
    </style:style>
    <style:style style:name="T7" style:family="text">
      <style:text-properties fo:font-size="10pt" style:font-size-asian="10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normal"/>
    </style:style>
    <style:style style:name="T11" style:family="text">
      <style:text-properties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-asian="Arial"/>
    </style:style>
    <style:style style:name="T14" style:family="text">
      <style:text-properties style:font-size-complex="10pt"/>
    </style:style>
    <style:style style:name="T15" style:family="text">
      <style:text-properties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">Taylor Kaplan, </text:span><text:span text:style-name="T2">CCNA</text:span></text:p>
      <text:p text:style-name="P4">4636 Leon De Oro • Las Vegas, Nevada 89129</text:p>
      <text:p text:style-name="P1"><text:span text:style-name="T4">(702) 601-7208 • </text:span><text:a xlink:type="simple" xlink:href="mailto:taylor_kaplan@yahoo.com"><text:span text:style-name="Internet_20_link"><text:span text:style-name="T4">taylor_kaplan@yahoo.com</text:span></text:span></text:a></text:p>
      <text:p text:style-name="P2">tks-universe.com</text:p>
      <text:p text:style-name="P3"/>
      <text:p text:style-name="P19">Related Experience</text:p>
      <text:p text:style-name="P20"><text:span text:style-name="T9">PHP</text:span><text:tab/>Symfony 2.3, Symfony CMF, Doctrine PHPCR-ODM, PHPUnit (unit/ functional testing), Doctrine 2 ORM, Symfony Web Profiler, Twig Template, Composer</text:p>
      <text:p text:style-name="P21"><text:span text:style-name="T8">Javascript<text:tab/></text:span><text:span text:style-name="T12">Node.js, Socket.IO, jQuery, jQuery-ui, Angularjs, Angularjs-ui, Kendo Widgets, AJAX</text:span></text:p>
      <text:p text:style-name="P20"><text:span text:style-name="T9">Frontend<text:tab/></text:span><text:span text:style-name="T12">HTML5, CSS3, Gumby,Twitter-Bootstrap, XHTML-DOM, Canvas, SVG, SASS, GIMP 2.8</text:span></text:p>
      <text:p text:style-name="P20"><text:span text:style-name="T9">OS/ Services</text:span><text:tab/>Linux (Ubuntu, Fedora, Red Hat, Backtrack), Amazon Web Services</text:p>
      <text:p text:style-name="P20"><text:span text:style-name="T9">Development Tools</text:span> <text:tab/>GIT, Vagrant, Vbox, Beanstalk</text:p>
      <text:p text:style-name="P20"><text:span text:style-name="T9">Database</text:span> <text:tab/>MySql, SQLite, Doctrine 2 data-fixtures, Doctrine 2 migrations, Mongodb</text:p>
      <text:p text:style-name="P20"><text:span text:style-name="T9">Development Patterns</text:span><text:tab/>REST, CRUD, TDD/BDD, MVC</text:p>
      <text:p text:style-name="P22"><text:span text:style-name="T5">Resume Site <text:s text:c="6"/><text:tab/></text:span><text:span text:style-name="Internet_20_link"><text:span text:style-name="T6">https://github.com/tkaplan/Resume</text:span></text:span></text:p>
      <text:p text:style-name="P22"><text:span text:style-name="T5">PHP Git Project </text:span><text:span text:style-name="T4"><text:s text:c="6"/><text:tab/></text:span><text:a xlink:type="simple" xlink:href="https://github.com/tkaplan/PHP-Portfolio"><text:span text:style-name="Internet_20_link"><text:span text:style-name="T4">https://github.com/tkaplan/PHP-Portfolio</text:span></text:span></text:a><text:span text:style-name="T4"> (Work in progress)</text:span></text:p>
      <text:p text:style-name="P3"/>
      <text:p text:style-name="P3"><text:span text:style-name="T8">Lead Developer </text:span><text:span text:style-name="T10">–</text:span><text:span text:style-name="T8"> </text:span><text:span text:style-name="T12">Care Monk</text:span><text:span text:style-name="T8"> </text:span><text:span text:style-name="T12">(Start-Up) (6/13 – 11/13)</text:span></text:p>
      <text:list xml:id="list1886468651" text:style-name="WW8Num1">
        <text:list-item>
          <text:p text:style-name="P13">Care Monk is a LAMP based discovery platform used for finding and managing care assistance for home-bound patients.</text:p>
        </text:list-item>
        <text:list-item>
          <text:p text:style-name="P13">Planned website structure using Symfony MVC, used OOP concepts, wrote automated tests with PHPUnit/ Symfony's WebTestCase, used jQuery/ jQuery based widgets and developed client side templates using Angularjs.</text:p>
        </text:list-item>
        <text:list-item>
          <text:p text:style-name="P13">Used Doctrine 2 ORM with MySql for persisting database entities, wrote Doctrine 2 data-fixtures and used Doctrine's migrations for database migrating.</text:p>
        </text:list-item>
        <text:list-item>
          <text:p text:style-name="P13">Built server side HTML5 templates using Symfony's twig and worked with SASS dynamic CSS.</text:p>
        </text:list-item>
        <text:list-item>
          <text:p text:style-name="P13">Debugged website using Symfony's webprofiler.</text:p>
        </text:list-item>
      </text:list>
      <text:p text:style-name="Standard"/>
      <text:p text:style-name="P3"><text:span text:style-name="T8">Contract Work –</text:span><text:span text:style-name="T12"> Bids That Give (1/13 – 6/13)</text:span></text:p>
      <text:list xml:id="list370863337" text:style-name="WW8Num2">
        <text:list-item>
          <text:p text:style-name="P14">Bids That Give is an MLM site with over 30,000 customers.</text:p>
        </text:list-item>
        <text:list-item>
          <text:p text:style-name="P14">Migrated MySql databases.</text:p>
        </text:list-item>
        <text:list-item>
          <text:p text:style-name="P14">Integrated “Share This” widgets. </text:p>
        </text:list-item>
        <text:list-item>
          <text:p text:style-name="P14">Wrote PHP5 management tools.</text:p>
        </text:list-item>
        <text:list-item>
          <text:p text:style-name="P14">Integrated jQuery vector map plugin.</text:p>
        </text:list-item>
      </text:list>
      <text:p text:style-name="P3"/>
      <text:p text:style-name="P3"><text:span text:style-name="T8">Adjunct CIT Instructor</text:span> - College of Southern Nevada (CSN) (1/13 – 5/13)</text:p>
      <text:list xml:id="list1745753724" text:style-name="WW8Num3">
        <text:list-item>
          <text:p text:style-name="P5">Taught CIT 131 – C Programming Course.</text:p>
        </text:list-item>
        <text:list-item>
          <text:p text:style-name="P5">Taught IS 115 Introduction to Programming.</text:p>
        </text:list-item>
      </text:list>
      <text:p text:style-name="P25"/>
      <text:p text:style-name="P3"><text:span text:style-name="T8">Student/Worker</text:span> (Lab Monitor) <text:span text:style-name="T8">–</text:span> College of Southern Nevada (CSN) (8/12 – 12/12)</text:p>
      <text:list xml:id="list1584126278" text:style-name="WW8Num4">
        <text:list-item>
          <text:p text:style-name="P8">Supervised programming lab for CIT department.</text:p>
        </text:list-item>
        <text:list-item>
          <text:p text:style-name="P8">Tutored students in C, C++, Java, Visual Basic, MySql, HTML/CSS, Wireshark, Linux, and Network +.</text:p>
        </text:list-item>
        <text:list-item>
          <text:p text:style-name="P8">Assisted students with CCNA equipment when necessary.</text:p>
        </text:list-item>
      </text:list>
      <text:p text:style-name="P25"/>
      <text:p text:style-name="P25"><text:span text:style-name="T8">Data Entry </text:span>–Comprehensive Primary Care ( 8/12 - 12/12 )</text:p>
      <text:list xml:id="list406267662" text:style-name="WW8Num5">
        <text:list-item>
          <text:p text:style-name="P7"><text:span text:style-name="T13"><text:s text:c="3"/></text:span>Entered medical records and provided technical support for computers and local network.</text:p>
        </text:list-item>
      </text:list>
      <text:p text:style-name="P3"/>
      <text:p text:style-name="P3"><text:span text:style-name="T8">Network Administrator/ Business Manager</text:span> (Self Employed) <text:span text:style-name="T8">–</text:span> Art N’ Motion Photo’s (1/12 – 8/12)</text:p>
      <text:list xml:id="list1976368397" text:style-name="WW8Num6">
        <text:list-item>
          <text:p text:style-name="P9">Family owned dance photography company.</text:p>
        </text:list-item>
        <text:list-item>
          <text:p text:style-name="P9">Set up WLAN and SAN network components.</text:p>
        </text:list-item>
        <text:list-item>
          <text:p text:style-name="P9">Built company's website with Twitter-Bootstrap, PHP5 and managed hosting server.</text:p>
        </text:list-item>
      </text:list>
      <text:p text:style-name="P6"/>
      <text:p text:style-name="P3"><text:span text:style-name="T8">Volunteer Research Assistant</text:span> (Computational Biophysics) <text:span text:style-name="T8">–</text:span> University of Nevada, Reno (UNR) (9/10 – 12/11)</text:p>
      <text:list xml:id="list1279644519" text:style-name="WW8Num7">
        <text:list-item>
          <text:p text:style-name="P10">Analyzed and simulated proteins on Redhat server.</text:p>
        </text:list-item>
        <text:list-item>
          <text:p text:style-name="P10"><text:soft-page-break/>Wrote programs/scripts in C, Fortran and Bash to automate research process and analyze data files.</text:p>
        </text:list-item>
        <text:list-item>
          <text:p text:style-name="P11">Worked with large data sets of several GB's. </text:p>
        </text:list-item>
      </text:list>
      <text:p text:style-name="P25"/>
      <text:p text:style-name="P23"/>
      <text:p text:style-name="P24"><text:span text:style-name="T8">Internship– Clerk/Specialist</text:span> (Software Developer) <text:span text:style-name="T8">–</text:span> City of Las Vegas (6/07 – 8/07)</text:p>
      <text:list xml:id="list624997916" text:style-name="WW8Num8">
        <text:list-item>
          <text:p text:style-name="P12">Wrote programs in Visualbasic.NET to input election records into SQL database.</text:p>
        </text:list-item>
      </text:list>
      <text:p text:style-name="P26"/>
      <text:p text:style-name="P15">EDUCATION</text:p>
      <text:p text:style-name="P3"/>
      <text:p text:style-name="P3"><text:tab/><text:span text:style-name="T8">Bachelor of Science - Physics, </text:span>12/15/11</text:p>
      <text:p text:style-name="P18"><text:tab/>UNIVERSITY OF NEVADA, RENO</text:p>
      <text:p text:style-name="P18"/>
      <text:p text:style-name="P16"><text:tab/>Tech Community</text:p>
      <text:list xml:id="list983657728" text:style-name="WW8Num9">
        <text:list-item>
          <text:p text:style-name="P17">Hackathon Participant</text:p>
        </text:list-item>
        <text:list-item>
          <text:p text:style-name="P17">Las Vegas JELLY Participant</text:p>
        </text:list-item>
        <text:list-item>
          <text:p text:style-name="P17">PHPUsers Meetup Group Member</text:p>
        </text:list-item>
        <text:list-item>
          <text:p text:style-name="P17">VegasJS Meetup Group Memb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Hindi1" svg:font-family="'Lohit Hindi'"/>
    <style:font-face style:name="OpenSymbol" svg:font-family="OpenSymbol, 'Arial Unicode MS'"/>
    <style:font-face style:name="Courier New" svg:font-family="'Courier New'" style:font-family-generic="modern"/>
    <style:font-face style:name="Droid Sans Fallback" svg:font-family="'Droid Sans Fallback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New York" svg:font-family="'New York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New York" fo:font-size="12pt" fo:language="en" fo:country="US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_23_1_20_resume" style:display-name="#1 resume" style:family="paragraph" style:parent-style-name="Standard">
      <style:paragraph-properties fo:margin="100%" fo:margin-left="1.5in" fo:margin-right="0in" fo:margin-top="0in" fo:margin-bottom="0in" fo:text-align="justify" style:justify-single-word="false" fo:text-indent="-1.5in" style:auto-text-indent="false">
        <style:tab-stops>
          <style:tab-stop style:position="1.25in"/>
        </style:tab-stops>
      </style:paragraph-properties>
      <style:text-properties style:font-name="New York" fo:font-size="10pt" style:font-size-asian="10pt" style:font-name-complex="New York"/>
    </style:style>
    <style:style style:name="WW8Num1z0" style:family="text">
      <style:text-properties style:font-name="Symbol1" style:font-name-complex="Symbol1"/>
    </style:style>
    <style:style style:name="WW8Num1z1" style:family="text">
      <style:text-properties style:font-name="Courier New" style:font-name-complex="Courier New"/>
    </style:style>
    <style:style style:name="WW8Num2z0" style:family="text">
      <style:text-properties style:font-name="Symbol1" style:font-name-complex="Symbol1"/>
    </style:style>
    <style:style style:name="WW8Num2z1" style:family="text">
      <style:text-properties style:font-name="Courier New" style:font-name-complex="Courier New"/>
    </style:style>
    <style:style style:name="WW8Num3z0" style:family="text">
      <style:text-properties style:font-name="Symbol1" style:font-name-complex="Symbol1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OpenSymbol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style:font-name-complex="OpenSymbol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Symbol" style:font-name-complex="OpenSymbol"/>
    </style:style>
    <style:style style:name="WW8Num7z1" style:family="text">
      <style:text-properties style:font-name="OpenSymbol" style:font-name-complex="OpenSymbol"/>
    </style:style>
    <style:style style:name="WW8Num8z0" style:family="text">
      <style:text-properties style:font-name="Symbol" style:font-name-complex="OpenSymbol"/>
    </style:style>
    <style:style style:name="WW8Num8z1" style:family="text">
      <style:text-properties style:font-name="OpenSymbol" style:font-name-complex="OpenSymbol"/>
    </style:style>
    <style:style style:name="WW8Num9z0" style:family="text">
      <style:text-properties style:font-name="Symbol" style:font-name-complex="OpenSymbol"/>
    </style:style>
    <style:style style:name="WW8Num9z1" style:family="text">
      <style:text-properties style:font-name="OpenSymbol" style:font-name-complex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z2" style:family="text">
      <style:text-properties style:font-name="Wingdings" style:font-name-complex="Wingdings"/>
    </style:style>
    <style:style style:name="WW8Num2z2" style:family="text">
      <style:text-properties style:font-name="Wingdings" style:font-name-complex="Wingdings"/>
    </style:style>
    <style:style style:name="WW8Num3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in" fo:margin-bottom="0.8in" fo:margin-left="0.75in" fo:margin-right="0.75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ylor Kaplan, CCNA</dc:title>
    <meta:initial-creator>Kagel</meta:initial-creator>
    <meta:creation-date>2013-03-19T17:52:00</meta:creation-date>
    <dc:date>2014-01-12T16:47:31</dc:date>
    <meta:editing-cycles>7</meta:editing-cycles>
    <meta:editing-duration>PT1H7M41S</meta:editing-duration>
    <meta:document-statistic meta:table-count="0" meta:image-count="0" meta:object-count="0" meta:page-count="2" meta:paragraph-count="53" meta:word-count="477" meta:character-count="3227" meta:non-whitespace-character-count="2806"/>
    <meta:generator>LibreOffice/3.5$Linux_X86_64 LibreOffice_project/350m1$Build-2</meta:generator>
    <meta:user-defined meta:name="Info 1"/>
    <meta:user-defined meta:name="Info 2"/>
    <meta:user-defined meta:name="Info 3"/>
    <meta:user-defined meta:name="Info 4"/>
  </office:meta>
</office:document-meta>
</file>